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/>
      </style:paragraph-properties>
      <style:text-properties officeooo:paragraph-rsid="002a5208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paragraph-rsid="002a5208"/>
    </style:style>
    <style:style style:name="P3" style:family="paragraph" style:parent-style-name="Standard" style:master-page-name="">
      <style:paragraph-properties fo:text-align="justify" style:justify-single-word="false" style:page-number="auto">
        <style:tab-stops/>
      </style:paragraph-properties>
      <style:text-properties fo:font-variant="small-caps" style:font-name="Liberation Sans1" fo:font-size="14pt" fo:language="es" fo:country="ES" fo:font-weight="bold" officeooo:rsid="002ebeca" officeooo:paragraph-rsid="002a5208" style:font-size-asian="10.5pt" style:font-size-complex="12pt"/>
    </style:style>
    <style:style style:name="T1" style:family="text">
      <style:text-properties fo:font-size="12pt" officeooo:rsid="002ebeca" style:font-size-asian="10.5pt" style:font-size-complex="12pt"/>
    </style:style>
    <style:style style:name="T2" style:family="text">
      <style:text-properties fo:font-size="12pt" officeooo:rsid="003cbd11" style:font-size-asian="10.5pt" style:font-size-complex="12pt"/>
    </style:style>
    <style:style style:name="T3" style:family="text">
      <style:text-properties fo:font-size="12pt" officeooo:rsid="003fd966" style:font-size-asian="10.5pt" style:font-size-complex="12pt"/>
    </style:style>
    <style:style style:name="T4" style:family="text">
      <style:text-properties fo:font-size="12pt" officeooo:rsid="0045bbd2" style:font-size-asian="10.5pt" style:font-size-complex="12pt"/>
    </style:style>
    <style:style style:name="T5" style:family="text">
      <style:text-properties officeooo:rsid="003fd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rie Curie</text:p>
      <text:p text:style-name="P2"><text:span text:style-name="T1">Marie Curie (Varsovia, 7 de noviembre de 1867-Passy, 4 de julio de 1934), fue una </text:span><text:span text:style-name="T2">científica</text:span><text:span text:style-name="T1"> polaca nacionalizada fra</text:span><text:span text:style-name="T2">nc</text:span><text:span text:style-name="T1">esa. Pionera en el campo de la radiactividad, fue la primera persona en recibir dos premios Nobel en distintas especialidades —Física y Química— y la primera mujer en ocupar el puesto de profesora en la Universidad de París. En 1995 fue sepultada con honores en el Panteón de París por méritos propios.</text:span></text:p>
      <text:p text:style-name="P2">Nació en Varsovia, en lo que entonces era el Zarato de Polonia (territorio administrado por el Imperio ruso). Estudió clandestinamente en la «universidad flotante» de Varso<text:span text:style-name="T3">v</text:span>ia y comenzó su formación <text:span text:style-name="T3">científica</text:span> en dicha ciudad. En 1891, a los 24 años, siguió a su hermana mayor <text:s/>a <text:span text:style-name="T4">P</text:span>arís, donde culminó sus estudios y llevó a cabo sus trabajos <text:span text:style-name="T5">científicos</text:span> más sobresalientes. Compartió el premio Nobel de Física de 1903 con su marido Pierre Curie y el físico Henri Becquerel. Años después, ganó en solitario el premio Nobel de Química de 1911. Aunque recibió la ciudadanía francesa y apoyó a su nueva patria, nunca perdió su identidad polaca: enseñó a sus hijas su lengua materna y las llevaba a sus visitas a Polonia. Nombró el primer elemento químico que descubrió, el polonio, como su país de origen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9T18:38:15.439000000</dc:date>
    <meta:editing-duration>PT5H16M49S</meta:editing-duration>
    <meta:editing-cycles>43</meta:editing-cycles>
    <meta:document-statistic meta:table-count="0" meta:image-count="0" meta:object-count="0" meta:page-count="1" meta:paragraph-count="3" meta:word-count="207" meta:character-count="1233" meta:non-whitespace-character-count="1028"/>
  </office:meta>
</office:document-meta>
</file>